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200000253C6F52730EB8372AE.png" manifest:media-type="image/png"/>
  <manifest:file-entry manifest:full-path="Pictures/1000000000000862000004B70D7591EB7D2364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Mono CJK SC" svg:font-family="'Noto Sans Mono CJK SC'"/>
    <style:font-face style:name="FreeMono" svg:font-family="FreeMono" style:font-adornments="粗体" style:font-family-generic="modern" style:font-pitch="fixed"/>
    <style:font-face style:name="Roboto Mono Light" svg:font-family="'Roboto Mon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textarea-vertical-align="middle" draw:auto-grow-height="true" fo:min-height="2.629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draw:auto-grow-height="true" fo:min-height="2.629cm"/>
    </style:style>
    <style:style style:name="pr7" style:family="presentation" style:parent-style-name="默认-outline1">
      <style:graphic-properties fo:min-height="10.413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text-align="start"/>
    </style:style>
    <style:style style:name="T1" style:family="text">
      <style:text-properties style:font-name="Roboto Mono Light" fo:font-size="44pt" style:font-size-asian="44pt" style:font-size-complex="44pt"/>
    </style:style>
    <style:style style:name="T2" style:family="text">
      <style:text-properties style:font-name="Roboto Mono Light" fo:font-size="32pt" style:font-size-asian="32pt" style:font-size-complex="32pt"/>
    </style:style>
    <style:style style:name="T3" style:family="text">
      <style:text-properties style:font-name="Roboto Mono Ligh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 Mono Light" fo:font-size="24pt" fo:letter-spacing="normal" fo:font-style="normal" style:text-underline-style="none" fo:font-weight="normal" style:font-name-asian="Noto Sans Mono CJK S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font-name="Roboto Mono Light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微信开发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整体架构与技术清单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draw:style-name="gr2" draw:text-style-name="P4" draw:layer="layout" svg:width="27.999cm" svg:height="15.747cm" svg:x="-0.006cm" svg:y="0.004cm">
          <draw:image xlink:href="Pictures/1000000000000862000004B70D7591EB7D23647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>
        <office:forms form:automatic-focus="false" form:apply-design-mode="false"/>
        <draw:frame draw:style-name="gr2" draw:text-style-name="P4" draw:layer="layout" svg:width="27.963cm" svg:height="15.725cm" svg:x="0.061cm" svg:y="0.025cm">
          <draw:image xlink:href="Pictures/100000000000042200000253C6F52730EB8372A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3">NodeJS</text:span></text:p>
          </draw:text-box>
        </draw:frame>
        <draw:frame presentation:style-name="pr5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3">NodeJS</text:span><text:span text:style-name="T3">可以开启高性能的</text:span><text:span text:style-name="T3">HTTP/HTTPS</text:span><text:span text:style-name="T3">服务，如果在服务器上还存在</text:span><text:span text:style-name="T3">Nginx</text:span><text:span text:style-name="T3">等</text:span><text:span text:style-name="T3">Web</text:span><text:span text:style-name="T3">服务器软件，可以开启反向代理，我们的课程就采用了这样的方式</text:span><text:span text:style-name="T4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<text:span text:style-name="T3">HTTP/HTTPS</text:span>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<text:span text:style-name="T3">了解</text:span><text:span text:style-name="T3">HTTP</text:span><text:span text:style-name="T3">协议是非常重要的，不仅仅是微信和小程序，这是</text:span><text:span text:style-name="T3">Web</text:span><text:span text:style-name="T3">领域的基石。</text:span></text:p>
              </text:list-item>
              <text:list-item>
                <text:p><text:span text:style-name="T3">HTTPS</text:span><text:span text:style-name="T3">是建立在</text:span><text:span text:style-name="T3">TLS/SSL</text:span><text:span text:style-name="T3">安全传输协议基础之上的</text:span><text:span text:style-name="T3">HTTP</text:span><text:span text:style-name="T3">协议，使用</text:span><text:span text:style-name="T3">HTTPS</text:span><text:span text:style-name="T3">需要密钥和证书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3">XML</text:span>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<text:span text:style-name="T3">XML</text:span><text:span text:style-name="T3">作为存储和传输数据格式的标准，被广泛使用。</text:span></text:p>
              </text:list-item>
              <text:list-item>
                <text:p><text:span text:style-name="T3">在微信开发中，微信服务器与开发者服务器消息通信使用了</text:span><text:span text:style-name="T3">XML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3">JSON</text:span></text:p>
          </draw:text-box>
        </draw:frame>
        <draw:frame presentation:style-name="pr7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<text:span text:style-name="T3">JSON</text:span><text:span text:style-name="T3">也是一种用于传输和存储数据的格式，因为格式简单、轻量、解析速度比较快的特点，使用非常广泛。</text:span></text:p>
              </text:list-item>
              <text:list-item>
                <text:p><text:span text:style-name="T3">大部分情况下都是使用</text:span><text:span text:style-name="T3">JSON</text:span><text:span text:style-name="T3">通信，在</text:span><text:span text:style-name="T3">Web</text:span><text:span text:style-name="T3">领域</text:span><text:span text:style-name="T3">JSON</text:span><text:span text:style-name="T3">使用非常多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<text:span text:style-name="T3">Linux</text:span>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<text:span text:style-name="T3">本课程并不强制要求使用</text:span><text:span text:style-name="T3">Linux</text:span><text:span text:style-name="T3">。但是还是推荐使用</text:span><text:span text:style-name="T3">Linux</text:span><text:span text:style-name="T3">作为开发环境。</text:span></text:p>
              </text:list-item>
              <text:list-item>
                <text:p><text:span text:style-name="T3">Linux</text:span><text:span text:style-name="T3">在云计算、嵌入式等领域占有绝对优势。</text:span></text:p>
              </text:list-item>
              <text:list-item>
                <text:p><text:span text:style-name="T3">互联网公司的开发、测试、部署等都是基于</text:span><text:span text:style-name="T3">Linux</text:span><text:span text:style-name="T3">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<text:span text:style-name="T3">数据库</text:span>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<text:span text:style-name="T3">本课程使用</text:span><text:span text:style-name="T3">PostgreSQL</text:span><text:span text:style-name="T3">数据库，也可以使用</text:span><text:span text:style-name="T3">MariaDB</text:span><text:span text:style-name="T3">（</text:span><text:span text:style-name="T3">MySQL</text:span><text:span text:style-name="T3">）。</text:span></text:p>
              </text:list-item>
              <text:list-item>
                <text:p><text:span text:style-name="T3">MariaDB</text:span><text:span text:style-name="T3">是从</text:span><text:span text:style-name="T3">MySQL</text:span><text:span text:style-name="T3">分支出去的版本，现已独立开发，基本使用上和</text:span><text:span text:style-name="T3">MySQL</text:span><text:span text:style-name="T3">一致。</text:span></text:p>
              </text:list-item>
              <text:list-item>
                <text:p><text:span text:style-name="T3">PostgreSQL</text:span><text:span text:style-name="T3">相比于</text:span><text:span text:style-name="T3">MySQL</text:span><text:span text:style-name="T3">，更具优势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3">云服务器</text:span>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<text:span text:style-name="T3">国内的云服务器厂商很多，规模比较大的是阿里云和腾讯云。</text:span></text:p>
              </text:list-item>
              <text:list-item>
                <text:p><text:span text:style-name="T3">搭建云服务器环境需要：域名</text:span><text:span text:style-name="T3">+</text:span><text:span text:style-name="T3">云服务器。</text:span></text:p>
              </text:list-item>
              <text:list-item>
                <text:p><text:span text:style-name="T3">国内的域名和服务器需要备案</text:span><text:span text:style-name="T5">。</text:span></text:p>
              </text:list-item>
              <text:list-item>
                <text:p><text:span text:style-name="T2">云控制台设置安全组规则开启</text:span><text:span text:style-name="T2">80</text:span><text:span text:style-name="T2">和</text:span><text:span text:style-name="T2">443</text:span><text:span text:style-name="T2">端口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Mono CJK SC" svg:font-family="'Noto Sans Mono CJK SC'"/>
    <style:font-face style:name="FreeMono" svg:font-family="FreeMono" style:font-adornments="粗体" style:font-family-generic="modern" style:font-pitch="fixed"/>
    <style:font-face style:name="Roboto Mono Light" svg:font-family="'Roboto Mon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8-25T22:28:39.964759233</dc:date>
    <meta:editing-duration>PT8H57M51S</meta:editing-duration>
    <meta:editing-cycles>71</meta:editing-cycles>
    <meta:generator>LibreOffice/6.0.7.3$Linux_X86_64 LibreOffice_project/00m0$Build-3</meta:generator>
    <meta:document-statistic meta:object-count="59"/>
  </office:meta>
</office:document-meta>
</file>